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1" style:family="paragraph" style:parent-style-name="Standard">
      <style:paragraph-properties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Desarrollo de Interfaces</text:span><text:span text:style-name="T2"><text:line-break/></text:span><text:span text:style-name="T3">Unidades 01 a 06. Actividades no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6"><text:span text:style-name="T5">Autores: Sergi García, Sonia Carrilero</text:span></text:p>
      <text:p text:style-name="P4"><text:span text:style-name="T5">Actualizado Septiembre 2025</text:span><draw:frame draw:style-name="fr3" draw:name="image3.png" text:anchor-type="char" svg:x="3.052in" svg:y="0.114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/>
      <text:p text:style-name="P4"><text:span text:style-name="T6">Unidades 01 a 06. Actividades no evaluables 01</text:span></text:p>
      <text:p text:style-name="Heading_20_2"><text:bookmark text:name="_uv0xgzagsffy"/>Ejercicio 01: ¡Caza los fallos de usabilidad como un detective maestro!</text:p>
      <text:p text:style-name="P7">Tu misión: elegir una <text:span text:style-name="T8">web o app sencilla</text:span> (un blog de recetas, una tienda local o cualquier aplicación que te saque una sonrisa) y analizar su <text:span text:style-name="T8">usabilidad</text:span> como si estuvieras resolviendo un misterio.</text:p>
      <text:p text:style-name="P7">Usa <text:span text:style-name="T8">tres heurísticas de Nielsen</text:span> para evaluar la navegación, por ejemplo:</text:p>
      <text:list xml:id="list713216411" text:style-name="WWNum6">
        <text:list-item>
          <text:p text:style-name="P8">Claridad en los botones.</text:p>
        </text:list-item>
        <text:list-item>
          <text:p text:style-name="P15">Consistencia en los menús.</text:p>
        </text:list-item>
        <text:list-item>
          <text:p text:style-name="P19">Feedback visual al hacer clic.</text:p>
        </text:list-item>
      </text:list>
      <text:p text:style-name="P7">Redacta un <text:span text:style-name="T8">informe breve (máx. 200 palabras)</text:span> destacando:</text:p>
      <text:list xml:id="list2136710165" text:style-name="WWNum4">
        <text:list-item>
          <text:p text:style-name="P9"><text:span text:style-name="T8">Un punto fuerte</text:span>: algo que realmente funcione y haga la experiencia agradable (<text:span text:style-name="T9">“el botón de búsqueda es enorme y fácil de encontrar”</text:span>).</text:p>
        </text:list-item>
        <text:list-item>
          <text:p text:style-name="P20"><text:span text:style-name="T8">Un fallo garrafal</text:span>: un error que grite <text:span text:style-name="T9">“¡arregladme!”</text:span> (<text:span text:style-name="T9">“los enlaces son diminutos y confunden”</text:span>).</text:p>
        </text:list-item>
      </text:list>
      <text:p text:style-name="P7">Justifica cada observación con ejemplos claros y precisos.</text:p>
      <text:p text:style-name="P7">Cuando tengas tu informe, <text:span text:style-name="T8">compártelo en el foro del aula virtual</text:span> y comenta al menos una publicación de un compañero, debatiendo sobre quién encontró el fallo más épico y aportando ideas de mejora.</text:p>
      <text:p text:style-name="P7">¡Conviértete en la <text:span text:style-name="T8">leyenda del análisis de usabilidad</text:span> y demuestra que tienes ojo de detective para las interfaces!</text:p>
      <text:p text:style-name="Standard"/>
      <text:p text:style-name="Heading_20_2"><text:bookmark text:name="_o4i9yeti3z1h"/><text:soft-page-break/>Ejercicio 02: ¡Diseña una pantalla épica como si fueras un genio del arte!</text:p>
      <text:p text:style-name="P7">Tu misión: diseñar un <text:span text:style-name="T8">wireframe</text:span> para la pantalla de inicio de una app móvil ficticia. Piensa en algo divertido o útil, como una app para apuntar sueños o planificar aventuras.</text:p>
      <text:p text:style-name="P7">La pantalla debe incluir:</text:p>
      <text:list xml:id="list2018064175" text:style-name="WWNum2">
        <text:list-item>
          <text:p text:style-name="P10">Un <text:span text:style-name="T8">título o logo</text:span> que capte la atención.</text:p>
        </text:list-item>
        <text:list-item>
          <text:p text:style-name="P16">Un <text:span text:style-name="T8">botón principal</text:span> que diga “¡púlsame ya!” (como “Empezar” o “Añadir Sueño”).</text:p>
        </text:list-item>
        <text:list-item>
          <text:p text:style-name="P21">Un <text:span text:style-name="T8">menú sencillo</text:span>, con iconos o barra de navegación clara y fácil de usar.</text:p>
        </text:list-item>
      </text:list>
      <text:p text:style-name="P7">Aplica <text:span text:style-name="T8">jerarquía visual</text:span>:</text:p>
      <text:list xml:id="list392811046" text:style-name="WWNum8">
        <text:list-item>
          <text:p text:style-name="P11">Tamaños de fuente grandes para lo importante.</text:p>
        </text:list-item>
        <text:list-item>
          <text:p text:style-name="P17">Espacios generosos entre elementos.</text:p>
        </text:list-item>
        <text:list-item>
          <text:p text:style-name="P22">Colores contrastados para que todo sea súper legible.<text:line-break/></text:p>
        </text:list-item>
      </text:list>
      <text:p text:style-name="P7">Escribe una <text:span text:style-name="T8">explicación breve (100 palabras)</text:span> sobre cómo tu diseño hace que la pantalla sea simple y atractiva. Ejemplo: <text:span text:style-name="T9">“el botón grande invita a interactuar de inmediato y el menú claro facilita la navegación sin confusión”</text:span>.</text:p>
      <text:p text:style-name="P7"><text:span text:style-name="T8">Publica tu wireframe (captura o dibujo) y tu explicación en el foro del aula virtual</text:span>. Luego, comenta al menos una publicación de un compañero, aportando ideas, sugerencias o mejoras. ¡Que tu diseño destaque y sea la envidia de todos!<text:line-break/></text:p>
      <text:p text:style-name="Heading_20_2"><text:bookmark text:name="_nsprf75ira0q"/>Ejercicio 03: ¡Persigue los colores como un cazador de arcoíris épico!</text:p>
      <text:list xml:id="list249380264" text:style-name="WWNum1">
        <text:list-item>
          <text:p text:style-name="P26">Elige una app o web que te encante (o que te saque una sonrisa, como Instagram, Trello o la página de tu cafetería favorita) y analiza su <text:span text:style-name="T8">paleta de colores como si fuera un tesoro escondido</text:span>.</text:p>
        </text:list-item>
        <text:list-item>
          <text:p text:style-name="P26">Identifica los <text:span text:style-name="T8">colores principales y secundarios</text:span>: ¿demasiado azul chillón? ¿verdes relajantes? Explica cómo estos tonos refuerzan la <text:span text:style-name="T8">identidad de la marca</text:span> o influyen en la <text:span text:style-name="T8">experiencia del usuario</text:span>. Ejemplo: <text:span text:style-name="T9">“el rojo vibrante motiva a comprar, pero cansa la vista”</text:span>.</text:p>
        </text:list-item>
        <text:list-item>
          <text:p text:style-name="P26">Redacta un análisis breve (unas 150 palabras) señalando si la paleta es un acierto o un desastre, y propone un cambio que la haga aún más espectacular, como <text:span text:style-name="T9">“añadir un gris suave para más calma”</text:span>.</text:p>
        </text:list-item>
        <text:list-item>
          <text:p text:style-name="P26">Cuando lo tengas, <text:span text:style-name="T8">compártelo en el foro del aula virtual</text:span> y participa comentando al menos un análisis de un compañero, aportando ideas, sugerencias o debates sobre el uso del color. ¡Conviértete en el gurú de los colores y da vida a un debate multicolor</text:p>
        </text:list-item>
      </text:list>
      <text:p text:style-name="Heading_20_2"><text:bookmark text:name="_ajffh32hh5b5"/>Ejercicio 04: ¡Sé el superhéroe de la accesibilidad y salva las interfaces!</text:p>
      <text:p text:style-name="P7">Elige una web o app sencilla (un sitio de noticias, una app de aprendizaje o algo que uses a diario) y activa tu <text:span text:style-name="T8">visión de rayos X del diseño</text:span> para evaluar su accesibilidad.</text:p>
      <text:p text:style-name="P7">Concéntrate en dos criterios básicos:</text:p>
      <text:list xml:id="list150362295" text:style-name="WWNum5">
        <text:list-item>
          <text:p text:style-name="P12"><text:span text:style-name="T8">Contraste de color</text:span> → ¿el texto se distingue bien del fondo?</text:p>
        </text:list-item>
        <text:list-item>
          <text:p text:style-name="P23"><text:span text:style-name="T8">Tamaño de fuente</text:span> → ¿es legible sin esfuerzo?</text:p>
        </text:list-item>
      </text:list>
      <text:p text:style-name="P7">Tu misión: encuentra un <text:span text:style-name="T8">héroe</text:span> (un elemento que cumpla los criterios) y un <text:span text:style-name="T8">villano</text:span> (uno que los incumpla). Explica por qué, con ejemplos del estilo: <text:span text:style-name="T9">“el texto blanco sobre negro es perfecto, pero las letras diminutas en el menú son ilegibles”</text:span>.</text:p>
      <text:p text:style-name="P7">Redacta un breve informe (unas 150 palabras) con tus hallazgos y propone una mejora clara, como <text:span text:style-name="T9">“aumentar el tamaño mínimo de la fuente a 16px”</text:span>.</text:p>
      <text:p text:style-name="P7">Después, <text:span text:style-name="T8">comparte tu misión heroica en el foro del aula virtual</text:span> y comenta al menos una publicación de un compañero, aportando ideas o reforzando su análisis. ¡Uníos como auténticos superhéroes del diseño inclusivo para salvar más interfaces!</text:p>
      <text:p text:style-name="P7"/>
      <text:p text:style-name="P7"><text:soft-page-break/></text:p>
      <text:p text:style-name="P7"/>
      <text:p text:style-name="Heading_20_2"><text:bookmark text:name="_kmhdoplydv7y"/>Ejercicio 05: ¡Entra al ring del diseño y defiende tu principio favorito!</text:p>
      <text:p text:style-name="P7">Elige un principio de diseño que te apasione (simplicidad, jerarquía visual o consistencia) y localiza una web o app que lo ejemplifique a la perfección… ¡o que lo destroce por completo!</text:p>
      <text:p text:style-name="P7">Tu misión: redacta una breve argumentación (unas 150 palabras) defendiendo tu caso como si fueras un <text:span text:style-name="T8">abogado estrella del diseño</text:span>. Explica cómo la interfaz aplica (o ignora) ese principio. Ejemplo: <text:span text:style-name="T9">“esta app usa jerarquía visual con títulos grandes, pero los botones pequeños confunden”</text:span>.</text:p>
      <text:p text:style-name="P7">Cuando tengas tu defensa lista, <text:span text:style-name="T8">compártela en el foro del aula virtual</text:span> y conviértelo en tu escenario de batalla. Después, <text:span text:style-name="T8">comenta al menos una publicación de un compañero</text:span>, aportando ideas, sugerencias o contraargumentos con estilo.</text:p>
      <text:p text:style-name="P7">La clave: que tu defensa sea tan convincente que el jurado (tus compis y yo) no pueda evitar aplaudir. ¡Este debate es tu momento de brillar y demostrar que dominas los fundamentos del diseño!</text:p>
      <text:p text:style-name="Heading_20_2"><text:bookmark text:name="_b8u198l0cmsy"/>Ejercicio 06: ¡El maestro de los formularios!</text:p>
      <text:p text:style-name="P7"><text:span text:style-name="T8">Conviértete en el maestro de los formularios y haz que llenar uno sea pan comido!<text:line-break/></text:span>Tu misión: elegir un <text:span text:style-name="T8">formulario web o de app</text:span> (puede ser de registro, contacto, suscripción o compra) y analizar su <text:span text:style-name="T8">claridad y usabilidad</text:span> como un verdadero experto en experiencia de usuario.</text:p>
      <text:p text:style-name="P7">Fíjate en aspectos clave:</text:p>
      <text:list xml:id="list1086218608" text:style-name="WWNum3">
        <text:list-item>
          <text:p text:style-name="P13">Etiquetas y campos claros: ¿se entiende lo que hay que rellenar?</text:p>
        </text:list-item>
        <text:list-item>
          <text:p text:style-name="P18">Orden y jerarquía: ¿los elementos siguen un flujo lógico?</text:p>
        </text:list-item>
        <text:list-item>
          <text:p text:style-name="P24">Feedback y validación: ¿te avisa si cometes un error o confirmas que todo está correcto?</text:p>
        </text:list-item>
      </text:list>
      <text:p text:style-name="P7">Redacta un <text:span text:style-name="T8">informe breve (máx. 200 palabras)</text:span> destacando:</text:p>
      <text:list xml:id="list558914332" text:style-name="WWNum7">
        <text:list-item>
          <text:p text:style-name="P14"><text:span text:style-name="T8">Un punto fuerte</text:span> del formulario (<text:span text:style-name="T9">“los campos están agrupados por secciones y el botón de envío es evidente”</text:span>).</text:p>
        </text:list-item>
        <text:list-item>
          <text:p text:style-name="P25"><text:span text:style-name="T8">Un fallo garrafal</text:span> que dificulte su uso (<text:span text:style-name="T9">“no hay indicación de formato para el teléfono, así que los errores son frecuentes”</text:span>).</text:p>
        </text:list-item>
      </text:list>
      <text:p text:style-name="P7">Justifica cada observación con ejemplos claros y propone <text:span text:style-name="T8">una mejora concreta</text:span> para aumentar la usabilidad y la claridad.</text:p>
      <text:p text:style-name="P7">Cuando tengas tu análisis, <text:span text:style-name="T8">compártelo en el foro del aula virtual</text:span> y comenta al menos un formulario analizado por un compañero, aportando ideas o sugerencias de mejora.</text:p>
      <text:p text:style-name="P7">¡Haz que tu investigación transforme cualquier formulario en una experiencia sencilla, rápida y agradable para el usuario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6</text:span></text:p>
      </style:header>
      <style:footer>
        <text:p text:style-name="MP4"><text:span text:style-name="MT1">CFGS DAM/DAW<text:tab/><text:tab/>Unidades 01 a 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61" meta:word-count="1105" meta:character-count="6630" meta:non-whitespace-character-count="5603"/>
    <meta:generator>LibreOfficeDev/6.0.5.2$Linux_X86_64 LibreOffice_project/</meta:generator>
  </office:meta>
</office:document-meta>
</file>